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9328" calcext:value-type="float">
            <text:p>80.7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8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7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7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7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7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864" calcext:value-type="float">
            <text:p>81.2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7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701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